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012c" officeooo:paragraph-rsid="0021012c"/>
    </style:style>
    <style:style style:name="P2" style:family="paragraph" style:parent-style-name="Standard">
      <style:text-properties officeooo:rsid="002314b5" officeooo:paragraph-rsid="002314b5"/>
    </style:style>
    <style:style style:name="P3" style:family="paragraph" style:parent-style-name="Standard">
      <style:text-properties officeooo:rsid="002923a2" officeooo:paragraph-rsid="002923a2"/>
    </style:style>
    <style:style style:name="P4" style:family="paragraph" style:parent-style-name="Standard">
      <style:text-properties officeooo:rsid="002ccf3f" officeooo:paragraph-rsid="002ccf3f"/>
    </style:style>
    <style:style style:name="P5" style:family="paragraph">
      <style:paragraph-properties fo:text-align="center"/>
    </style:style>
    <style:style style:name="P6" style:family="paragraph">
      <style:text-properties style:font-name="F" fo:font-size="12pt"/>
    </style:style>
    <style:style style:name="P7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2487bc"/>
    </style:style>
    <style:style style:name="T2" style:family="text">
      <style:text-properties officeooo:rsid="002a811b"/>
    </style:style>
    <style:style style:name="T3" style:family="text">
      <style:text-properties officeooo:rsid="002c0d38"/>
    </style:style>
    <style:style style:name="T4" style:family="text">
      <style:text-properties style:font-name="F" fo:font-size="12pt"/>
    </style:style>
    <style:style style:name="gr1" style:family="graphic">
      <style:graphic-properties draw:textarea-horizontal-align="justify" draw:textarea-vertical-align="middle" draw:auto-grow-height="false" fo:min-height="0.5728in" fo:min-width="4.8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0728in" fo:min-width="3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8543in" fo:min-width="1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aboration from individual search <text:span text:style-name="T2">engine</text:span> provider each specialized in different area </text:p>
      <text:p text:style-name="P1">configurable search and ranking for each user, who can add and rank his preference </text:p>
      <text:p text:style-name="Standard"/>
      <text:p text:style-name="Standard"><draw:custom-shape text:anchor-type="paragraph" draw:z-index="0" draw:name="Shape1" draw:style-name="gr1" draw:text-style-name="P5" svg:width="4.8858in" svg:height="0.5732in" svg:x="0.4193in" svg:y="0.3154in"><text:p text:style-name="P5">Search input 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5" svg:width="3.198in" svg:height="1.0732in" svg:x="1.3984in" svg:y="1.6591in"><text:p text:style-name="P5">Configure, preference setting, dispatcher, </text:p><text:p text:style-name="P5">Editable search engine list <text:s/>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5" svg:width="1.1669in" svg:height="0.8543in" svg:x="-0.2264in" svg:y="3.8154in"><text:p text:style-name="P5">Search egine 1</text:p><draw:enhanced-geometry svg:viewBox="0 0 21600 21600" draw:type="rectangle" draw:enhanced-path="M 0 0 L 21600 0 21600 21600 0 21600 0 0 Z N"/></draw:custom-shape><draw:custom-shape text:anchor-type="paragraph" draw:z-index="3" draw:name="Shape3" draw:style-name="gr3" draw:text-style-name="P5" svg:width="1.1669in" svg:height="0.8543in" svg:x="1.3256in" svg:y="3.7839in"><text:p text:style-name="P5">Search egine 2</text:p><draw:enhanced-geometry svg:viewBox="0 0 21600 21600" draw:type="rectangle" draw:enhanced-path="M 0 0 L 21600 0 21600 21600 0 21600 0 0 Z N"/></draw:custom-shape><draw:custom-shape text:anchor-type="paragraph" draw:z-index="4" draw:name="Shape3" draw:style-name="gr3" draw:text-style-name="P5" svg:width="1.1669in" svg:height="0.8543in" svg:x="4.7008in" svg:y="3.8047in"><text:p text:style-name="P5">Search egine N</text:p><draw:enhanced-geometry svg:viewBox="0 0 21600 21600" draw:type="rectangle" draw:enhanced-path="M 0 0 L 21600 0 21600 21600 0 21600 0 0 Z N"/></draw:custom-shape><draw:line text:anchor-type="paragraph" draw:z-index="5" draw:name="Shape4" draw:style-name="gr4" draw:text-style-name="P5" svg:x1="0.4508in" svg:y1="3.8154in" svg:x2="1.7736in" svg:y2="2.7319in"><text:p/></draw:line><draw:line text:anchor-type="paragraph" draw:z-index="6" draw:name="Shape5" draw:style-name="gr5" draw:text-style-name="P5" svg:x1="2.0445in" svg:y1="3.7839in" svg:x2="2.4717in" svg:y2="2.7319in"><text:p/></draw:line><draw:line text:anchor-type="paragraph" draw:z-index="7" draw:name="Shape6" draw:style-name="gr5" draw:text-style-name="P5" svg:x1="5.0343in" svg:y1="3.8047in" svg:x2="4.1591in" svg:y2="2.7319in"><text:p/></draw:line><draw:line text:anchor-type="paragraph" draw:z-index="8" draw:name="Shape7" draw:style-name="gr5" draw:text-style-name="P5" svg:x1="2.8882in" svg:y1="1.6591in" svg:x2="2.8984in" svg:y2="0.8882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text:anchor-type="paragraph" draw:z-index="9" draw:name="Shape8" draw:style-name="gr6" draw:text-style-name="P7" svg:width="0.7087in" svg:height="0.1953in" svg:x="0.5756in" svg:y="0.0819in"><draw:text-box><text:p text:style-name="P6"><text:span text:style-name="T4">A</text:span><text:span text:style-name="T4">P</text:span><text:span text:style-name="T4">I</text:span><text:span text:style-name="T4"> </text:span><text:span text:style-name="T4">c</text:span><text:span text:style-name="T4">a</text:span><text:span text:style-name="T4">l</text:span><text:span text:style-name="T4">l</text:span></text:p></draw:text-box></draw:frame><draw:frame text:anchor-type="paragraph" draw:z-index="10" draw:name="Shape8" draw:style-name="gr6" draw:text-style-name="P7" svg:width="0.7087in" svg:height="0.1953in" svg:x="2.2634in" svg:y="0.0819in"><draw:text-box><text:p text:style-name="P6"><text:span text:style-name="T4">API call</text:span></text:p></draw:text-box></draw:frame><draw:frame text:anchor-type="paragraph" draw:z-index="11" draw:name="Shape8" draw:style-name="gr6" draw:text-style-name="P7" svg:width="0.7087in" svg:height="0.1953in" svg:x="4.5339in" svg:y="0.0402in"><draw:text-box><text:p text:style-name="P6"><text:span text:style-name="T4">A</text:span><text:span text:style-name="T4">P</text:span><text:span text:style-name="T4">I</text:span><text:span text:style-name="T4"> </text:span><text:span text:style-name="T4">c</text:span><text:span text:style-name="T4">a</text:span><text:span text:style-name="T4">l</text:span><text:span text:style-name="T4">l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who know you best, it is <text:span text:style-name="T1">not</text:span> your wife, but Google ! </text:p>
      <text:p text:style-name="P2"/>
      <text:p text:style-name="P2">…..</text:p>
      <text:p text:style-name="P2">飛馬行空</text:p>
      <text:p text:style-name="P2"/>
      <text:p text:style-name="P4">孤燈難照夜</text:p>
      <text:p text:style-name="P4">星羣匯長河</text:p>
      <text:p text:style-name="P4">只影醉當歌</text:p>
      <text:p text:style-name="P4">誰管君是誰</text:p>
      <text:p text:style-name="P4"/>
      <text:p text:style-name="P4"/>
      <text:p text:style-name="P4"/>
      <text:p text:style-name="P4">青春有你</text:p>
      <text:p text:style-name="P4"/>
      <text:p text:style-name="P4">我正青春</text:p>
      <text:p text:style-name="P4">君剛好</text:p>
      <text:p text:style-name="P4">不悔青春與君老</text:p>
      <text:p text:style-name="P4"/>
      <text:p text:style-name="P4">我正盛開</text:p>
      <text:p text:style-name="P4">君剛來</text:p>
      <text:p text:style-name="P4">蝶舞花飛共徘徊</text:p>
      <text:p text:style-name="P4"/>
      <text:p text:style-name="P4"><text:soft-page-break/></text:p>
      <text:p text:style-name="P4">不羨神仙</text:p>
      <text:p text:style-name="P4">只愛 <text:s/>有你人間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6:27:26.762510057</meta:creation-date>
    <meta:generator>LibreOffice/6.0.7.3$Linux_X86_64 LibreOffice_project/00m0$Build-3</meta:generator>
    <dc:date>2020-12-29T17:11:11.524567052</dc:date>
    <meta:editing-duration>PT17M52S</meta:editing-duration>
    <meta:editing-cycles>10</meta:editing-cycles>
    <meta:document-statistic meta:table-count="0" meta:image-count="0" meta:object-count="0" meta:page-count="2" meta:paragraph-count="18" meta:word-count="104" meta:character-count="295" meta:non-whitespace-character-count="256"/>
  </office:meta>
</office:document-meta>
</file>